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E000001A5FE7CBDA3.jpg"/>
  <manifest:file-entry manifest:media-type="image/jpeg" manifest:full-path="Pictures/1000000000000159000001140C50940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2.346cm" svg:height="14.851cm" svg:x="4.614cm" svg:y="6.43cm">
          <draw:image xlink:href="Pictures/100000000000015E000001A5FE7CBDA3.jpg" xlink:type="simple" xlink:show="embed" xlink:actuate="onLoad">
            <text:p/>
          </draw:image>
        </draw:frame>
        <draw:frame draw:style-name="gr1" draw:text-style-name="P1" draw:layer="layout" svg:width="5.08cm" svg:height="5.08cm" svg:x="8.898cm" svg:y="8.556cm">
          <draw:image xlink:href="Pictures/1000000000000159000001140C50940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01cm" fo:margin-bottom="0.529cm" fo:margin-left="0.643cm" fo:margin-right="0.657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7-11T01:01:39</meta:creation-date>
    <dc:date>2006-07-11T01:06:38</dc: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